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6b4794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198a8a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00b8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1.732cm"/>
    </style:style>
    <style:style style:name="gr8" style:family="graphic" style:parent-style-name="standard">
      <style:graphic-properties svg:stroke-width="0.1cm" svg:stroke-color="#9966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8cm" fo:min-width="0cm"/>
    </style:style>
    <style:style style:name="gr10" style:family="graphic" style:parent-style-name="standard">
      <style:graphic-properties svg:stroke-width="0.08cm" svg:stroke-color="#993366" draw:marker-start-width="0.32cm" draw:marker-end-width="0.32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Purisa" style:font-pitch="variable"/>
    </style:style>
    <style:style style:name="P3" style:family="paragraph">
      <style:paragraph-properties fo:text-align="center"/>
      <style:text-properties fo:font-family="Purisa" style:font-pitch="variable" fo:font-size="14pt" style:font-size-asian="14pt" style:font-size-complex="14pt"/>
    </style:style>
    <style:style style:name="P4" style:family="paragraph">
      <style:text-properties fo:font-family="Purisa" style:font-pitch="variable" fo:font-size="14pt" style:font-size-asian="14pt" style:font-size-complex="14pt"/>
    </style:style>
    <style:style style:name="P5" style:family="paragraph">
      <style:text-properties fo:font-family="Purisa" style:font-pitch="variable" fo:font-size="13pt" style:font-size-asian="13pt" style:font-size-complex="13pt"/>
    </style:style>
    <style:style style:name="P6" style:family="paragraph">
      <style:paragraph-properties fo:text-align="center"/>
      <style:text-properties fo:font-family="Purisa" style:font-pitch="variable"/>
    </style:style>
    <style:style style:name="P7" style:family="paragraph">
      <style:paragraph-properties fo:text-align="center"/>
      <style:text-properties fo:font-family="Purisa" style:font-pitch="variable" fo:font-size="12pt" style:font-size-asian="12pt" style:font-size-complex="12pt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size="14pt" style:font-size-asian="14pt" style:font-size-complex="14pt"/>
    </style:style>
    <style:style style:name="T3" style:family="text">
      <style:text-properties fo:font-family="Purisa" style:font-pitch="variable" fo:font-size="13pt" style:font-size-asian="13pt" style:font-size-complex="13pt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family="Purisa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95cm" svg:height="1.272cm" svg:x="0.605cm" svg:y="0.528cm">
          <draw:text-box>
            <text:p><text:span text:style-name="T1">wd</text:span></text:p>
          </draw:text-box>
        </draw:frame>
        <draw:custom-shape draw:style-name="gr3" draw:text-style-name="P1" draw:layer="layout" svg:width="13.02cm" svg:height="17.019cm" draw:transform="rotate (3.1388001267866) translate (13.574cm 20.437cm)">
          <text:p/>
          <draw:enhanced-geometry svg:viewBox="0 0 21600 21600" draw:glue-points="10800 0 0 10800 10800 21600 21600 10800" draw:text-areas="0 0 21600 ?f11" draw:type="paper" draw:modifiers="18110.847139731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3.377cm" svg:height="17.009cm" draw:transform="rotate (-3.1401963901882) translate (27.4cm 20.4cm)">
          <text:p/>
          <draw:enhanced-geometry svg:viewBox="0 0 21600 21600" draw:glue-points="10800 0 0 10800 10800 21600 21600 10800" draw:text-areas="0 0 21600 ?f11" draw:type="paper" draw:modifiers="18360.63548102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488cm" svg:height="1.272cm" svg:x="3cm" svg:y="3.8cm">
          <draw:text-box>
            <text:p><text:span text:style-name="T1">bin</text:span></text:p>
          </draw:text-box>
        </draw:frame>
        <draw:frame draw:style-name="gr2" draw:text-style-name="P2" draw:layer="layout" svg:width="4.388cm" svg:height="1.272cm" svg:x="16.212cm" svg:y="4cm">
          <draw:text-box>
            <text:p><text:span text:style-name="T1">&lt;dataname&gt;</text:span></text:p>
          </draw:text-box>
        </draw:frame>
        <draw:custom-shape draw:style-name="gr5" draw:text-style-name="P3" draw:layer="layout" svg:width="6cm" svg:height="1.3cm" svg:x="0.8cm" svg:y="16cm">
          <text:p text:style-name="P1"><text:span text:style-name="T2">usearch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cm" svg:height="1.3cm" svg:x="0.8cm" svg:y="17.6cm">
          <text:p text:style-name="P1"><text:span text:style-name="T2">make.blast_bugfix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2cm" svg:height="1.3cm" svg:x="7.2cm" svg:y="17.6cm">
          <text:p text:style-name="P1"><text:span text:style-name="T2">toTable_bugfix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18cm" svg:height="6.458cm" draw:transform="skewX (-0.0174532925199433) rotate (3.12797908542424) translate (6.892cm 12.637cm)">
          <text:p/>
          <draw:enhanced-geometry svg:viewBox="0 0 21600 21600" draw:mirror-horizontal="false" draw:mirror-vertical="false" draw:glue-points="10800 0 0 10800 10800 21600 21600 10800" draw:text-areas="0 0 21600 ?f11" draw:type="paper" draw:modifiers="16531.421577198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5.735cm" svg:height="6.461cm" draw:transform="skewX (-0.0174532925199433) rotate (3.12797908542424) translate (13.159cm 12.64cm)">
          <text:p/>
          <draw:enhanced-geometry svg:viewBox="0 0 21600 21600" draw:glue-points="10800 0 0 10800 10800 21600 21600 10800" draw:text-areas="0 0 21600 ?f11" draw:type="paper" draw:modifiers="16531.421577198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4" draw:layer="layout" svg:width="2.424cm" svg:height="1.051cm" svg:x="2.543cm" svg:y="6.377cm">
          <draw:text-box>
            <text:p><text:span text:style-name="T2">taxdmp</text:span></text:p>
          </draw:text-box>
        </draw:frame>
        <draw:frame draw:style-name="gr2" draw:text-style-name="P5" draw:layer="layout" svg:width="4.778cm" svg:height="0.988cm" svg:x="8.4cm" svg:y="6.4cm">
          <draw:text-box>
            <text:p><text:span text:style-name="T3">ncbi-blast-x.x.x</text:span></text:p>
          </draw:text-box>
        </draw:frame>
        <draw:custom-shape draw:style-name="gr5" draw:text-style-name="P3" draw:layer="layout" svg:width="3.403cm" svg:height="1.401cm" draw:transform="rotate (0.000523598775598299) translate (1.496cm 8.702cm)">
          <text:p text:style-name="P1"><text:span text:style-name="T2">nodes.d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402cm" svg:height="1.401cm" draw:transform="rotate (0.000523598775598299) translate (1.5cm 10.502cm)">
          <text:p text:style-name="P1"><text:span text:style-name="T2">names.d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193cm" svg:height="1.612cm" draw:transform="skewX (-0.0174532925199433) rotate (3.12797908542424) translate (12.804cm 12.183cm)">
          <text:p/>
          <draw:enhanced-geometry svg:viewBox="0 0 21600 21600" draw:glue-points="10800 0 0 10800 10800 21600 21600 10800" draw:text-areas="0 0 21600 ?f11" draw:type="paper" draw:modifiers="16531.421577198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5.193cm" svg:height="1.777cm" draw:transform="skewX (-0.0174532925199433) rotate (3.12797908542424) translate (12.799cm 10.136cm)">
          <text:p/>
          <draw:enhanced-geometry svg:viewBox="0 0 21600 21600" draw:glue-points="10800 0 0 10800 10800 21600 21600 10800" draw:text-areas="0 0 21600 ?f11" draw:type="paper" draw:modifiers="16531.421577198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5" draw:layer="layout" svg:width="1.213cm" svg:height="2.188cm" svg:x="8.576cm" svg:y="9.2cm">
          <draw:text-box>
            <text:p><text:span text:style-name="T3">bin</text:span></text:p>
          </draw:text-box>
        </draw:frame>
        <draw:frame draw:style-name="gr2" draw:text-style-name="P5" draw:layer="layout" svg:width="1.129cm" svg:height="0.988cm" svg:x="8.789cm" svg:y="10.988cm">
          <draw:text-box>
            <text:p><text:span text:style-name="T3">db</text:span></text:p>
          </draw:text-box>
        </draw:frame>
        <draw:custom-shape draw:style-name="gr5" draw:text-style-name="P6" draw:layer="layout" svg:width="6.2cm" svg:height="1.6cm" svg:x="14.4cm" svg:y="9cm">
          <text:p text:style-name="P1"><text:span text:style-name="T1">Xxx.fastq.g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2cm" svg:height="1.6cm" svg:x="14.4cm" svg:y="18.4cm">
          <text:p text:style-name="P1"><text:span text:style-name="T1">Xxx.fastq.g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0.887cm" svg:height="2.384cm" svg:x="17.113cm" svg:y="12.416cm">
          <draw:text-box>
            <text:p><text:span text:style-name="T4">●</text:span></text:p>
            <text:p><text:span text:style-name="T4">●</text:span></text:p>
            <text:p><text:span text:style-name="T4">●</text:span></text:p>
          </draw:text-box>
        </draw:frame>
        <draw:custom-shape draw:style-name="gr8" draw:text-style-name="P1" draw:layer="layout" svg:width="5.595cm" svg:height="2.595cm" draw:transform="skewX (-0.0172787595947439) rotate (3.12797908542424) translate (27.004cm 10.871cm)">
          <text:p/>
          <draw:enhanced-geometry svg:viewBox="0 0 21600 21600" draw:glue-points="10800 0 0 10800 10800 21600 21600 10800" draw:text-areas="0 0 21600 ?f11" draw:type="paper" draw:modifiers="16531.421577198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5" draw:layer="layout" svg:width="2.31cm" svg:height="0.988cm" svg:x="22.6cm" svg:y="8.4cm">
          <draw:text-box>
            <text:p><text:span text:style-name="T3">logging</text:span></text:p>
          </draw:text-box>
        </draw:frame>
        <draw:custom-shape draw:style-name="gr8" draw:text-style-name="P1" draw:layer="layout" svg:width="6cm" svg:height="8.199cm" draw:transform="skewX (-0.0174532925199433) rotate (3.12797908542424) translate (27.015cm 19.838cm)">
          <text:p/>
          <draw:enhanced-geometry svg:viewBox="0 0 21600 21600" draw:glue-points="10800 0 0 10800 10800 21600 21600 10800" draw:text-areas="0 0 21600 ?f11" draw:type="paper" draw:modifiers="16531.421577198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5" draw:layer="layout" svg:width="2.123cm" svg:height="0.988cm" svg:x="22.49cm" svg:y="11.812cm">
          <draw:text-box>
            <text:p><text:span text:style-name="T3">results</text:span></text:p>
          </draw:text-box>
        </draw:frame>
        <draw:custom-shape draw:style-name="gr5" draw:text-style-name="P3" draw:layer="layout" svg:width="4.999cm" svg:height="1.804cm" draw:transform="rotate (0.000523598775598299) translate (11.4cm 0.603cm)">
          <text:p text:style-name="P1"><text:span text:style-name="T2">config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999cm" svg:height="1.804cm" draw:transform="rotate (0.000523598775598299) translate (17.2cm 0.603cm)">
          <text:p text:style-name="P1"><text:span text:style-name="T2">&lt;dataname&gt;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999cm" svg:height="1.804cm" draw:transform="rotate (0.000523598775598299) translate (4.2cm 0.603cm)">
          <text:p text:style-name="P1"><text:span text:style-name="T2">pipeline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2cm" svg:height="1.3cm" svg:x="7.2cm" svg:y="16cm">
          <text:p text:style-name="P1"><text:span text:style-name="T2">Hasher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2cm" svg:height="1.2cm" svg:x="7.2cm" svg:y="14.5cm">
          <text:p text:style-name="P1"><text:span text:style-name="T2">apply.DigDeeper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cm" svg:height="1.2cm" svg:x="0.8cm" svg:y="14.5cm">
          <text:p text:style-name="P1"><text:span text:style-name="T2">readAssembler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007cm" svg:height="1.2cm" svg:x="0.8cm" svg:y="13.1cm">
          <text:p text:style-name="P1"><text:span text:style-name="T5">make.table.fromSilva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2cm" svg:height="1.2cm" svg:x="7.2cm" svg:y="13.1cm">
          <text:p text:style-name="P1"><text:span text:style-name="T5">apply.DigDeeper.demultipex.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cm" svg:height="1.063cm" svg:x="0.8cm" svg:y="19.137cm">
          <text:p text:style-name="P1"><text:span text:style-name="T2">pipeline.filtering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002cm" svg:height="2.077cm" draw:transform="rotate (3.12239403181786) translate (25.76cm 15.676cm)">
          <text:p/>
          <draw:enhanced-geometry svg:viewBox="0 0 21600 21600" draw:glue-points="10800 0 0 10800 10800 21600 21600 10800" draw:text-areas="0 0 21600 ?f11" draw:type="paper" draw:modifiers="12538.22059313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5" draw:layer="layout" svg:width="2.72cm" svg:height="0.988cm" svg:x="23.2cm" svg:y="13.612cm">
          <draw:text-box>
            <text:p><text:span text:style-name="T3">finalData</text:span></text:p>
          </draw:text-box>
        </draw:frame>
        <draw:frame draw:style-name="gr2" draw:text-style-name="P5" draw:layer="layout" svg:width="3.897cm" svg:height="0.988cm" svg:x="21.759cm" svg:y="14.6cm">
          <draw:text-box>
            <text:p><text:span text:style-name="T3">Xxx-final.csv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ja Lange</meta:initial-creator>
    <meta:creation-date>2014-04-17T10:13:38</meta:creation-date>
    <dc:date>2014-10-30T12:52:04</dc:date>
    <dc:creator>Anja Lange</dc:creator>
    <meta:editing-duration>PT10M10S</meta:editing-duration>
    <meta:editing-cycles>6</meta:editing-cycles>
    <meta:generator>LibreOffice/3.5$Linux_X86_64 LibreOffice_project/350m1$Build-2</meta:generator>
    <meta:document-statistic meta:object-count="61"/>
  </office:meta>
</office:document-meta>
</file>